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5FD6CEE21113C9FFD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51c3" officeooo:paragraph-rsid="001d51c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51c3" officeooo:paragraph-rsid="001d51c3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CASOS DE USO </text:p>
      <text:p text:style-name="P1"><text:bookmark text:name="docs-internal-guid-c5d0c9dc-5957-4f64-44b4-b527e626e513"/><text:span text:style-name="T1"><draw:frame draw:style-name="fr1" draw:name="Figura1" text:anchor-type="as-char" svg:width="18.547cm" svg:height="17.754cm" draw:z-index="0"><draw:image xlink:href="Pictures/1000000000000640000005FD6CEE21113C9FFD7F.png" xlink:type="simple" xlink:show="embed" xlink:actuate="onLoad"/></draw:frame>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29:19.797000000</meta:creation-date>
    <dc:date>2017-04-10T16:29:53.271000000</dc:date>
    <meta:editing-duration>PT33S</meta:editing-duration>
    <meta:editing-cycles>1</meta:editing-cycles>
    <meta:document-statistic meta:table-count="0" meta:image-count="1" meta:object-count="0" meta:page-count="1" meta:paragraph-count="2" meta:word-count="5" meta:character-count="26" meta:non-whitespace-character-count="20"/>
    <meta:generator>LibreOffice/5.3.2.2$Windows_x86 LibreOffice_project/6cd4f1ef626f15116896b1d8e1398b56da0d0ee1</meta:generator>
  </office:meta>
</office:document-meta>
</file>